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ela1" style:family="table">
      <style:table-properties style:width="11.456cm" table:align="left"/>
    </style:style>
    <style:style style:name="Tabela1.A" style:family="table-column">
      <style:table-column-properties style:column-width="6.376cm"/>
    </style:style>
    <style:style style:name="Tabela1.B" style:family="table-column">
      <style:table-column-properties style:column-width="5.08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6" style:family="paragraph" style:parent-style-name="Standard">
      <style:paragraph-properties fo:text-align="end"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start" style:justify-single-word="false"/>
      <style:text-properties fo:font-weight="normal" style:font-weight-asian="normal" style:font-weight-complex="normal"/>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style="italic" style:font-style-asian="italic" style:font-style-complex="italic"/>
    </style:style>
    <style:style style:name="P11" style:family="paragraph" style:parent-style-name="Table_20_Contents">
      <style:paragraph-properties fo:text-align="start" style:justify-single-word="false"/>
      <style:text-properties fo:font-weight="bold" style:font-weight-asian="bold" style:font-weight-complex="bold"/>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Standard" style:list-style-name="L1">
      <style:paragraph-properties fo:text-align="start" style:justify-single-word="false"/>
      <style:text-properties fo:font-weight="normal" style:font-weight-asian="normal" style:font-weight-complex="normal"/>
    </style:style>
    <style:style style:name="P14" style:family="paragraph" style:parent-style-name="Standard" style:list-style-name="L4">
      <style:text-properties fo:font-weight="normal" style:font-weight-asian="normal" style:font-weight-complex="normal"/>
    </style:style>
    <style:style style:name="P15" style:family="paragraph" style:parent-style-name="Standard" style:list-style-name="L5">
      <style:text-properties fo:font-weight="normal" style:font-weight-asian="normal" style:font-weight-complex="normal"/>
    </style:style>
    <style:style style:name="P16" style:family="paragraph" style:parent-style-name="Standard" style:list-style-name="L6">
      <style:text-properties fo:font-weight="normal" style:font-weight-asian="normal" style:font-weight-complex="normal"/>
    </style:style>
    <style:style style:name="P17" style:family="paragraph" style:parent-style-name="Standard">
      <style:text-properties fo:font-weight="bold" style:font-weight-asian="bold" style:font-weight-complex="bold"/>
    </style:style>
    <style:style style:name="P18" style:family="paragraph" style:parent-style-name="Standard" style:list-style-name="L1">
      <style:paragraph-properties fo:text-align="start" style:justify-single-word="false"/>
      <style:text-properties fo:font-weight="bold" style:font-weight-asian="bold" style:font-weight-complex="bold"/>
    </style:style>
    <style:style style:name="P19" style:family="paragraph" style:parent-style-name="Standard">
      <style:paragraph-properties fo:text-align="center" style:justify-single-word="false"/>
      <style:text-properties fo:font-weight="bold" style:font-weight-asian="bold" style:font-weight-complex="bold"/>
    </style:style>
    <style:style style:name="P20" style:family="paragraph" style:parent-style-name="Standard">
      <style:paragraph-properties fo:text-align="end" style:justify-single-word="false"/>
      <style:text-properties fo:font-weight="bold" style:font-weight-asian="bold" style:font-weight-complex="bold"/>
    </style:style>
    <style:style style:name="P21" style:family="paragraph" style:parent-style-name="Standard">
      <style:text-properties fo:font-weight="bold" fo:background-color="transparent" style:font-weight-asian="bold" style:font-weight-complex="bold"/>
    </style:style>
    <style:style style:name="P22"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fo:background-color="transparent" style:font-style-asian="normal" style:font-weight-asian="normal" style:font-style-complex="normal" style:font-weight-complex="normal"/>
    </style:style>
    <style:style style:name="P24" style:family="paragraph" style:parent-style-name="Standard" style:list-style-name="L3">
      <style:paragraph-properties fo:text-align="start" style:justify-single-word="false"/>
      <style:text-properties fo:font-style="normal" style:text-underline-style="none" fo:font-weight="normal" fo:background-color="transparent"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bold" style:font-style-asian="normal" style:font-weight-asian="bold" style:font-style-complex="normal" style:font-weight-complex="bold"/>
    </style:style>
    <style:style style:name="P26" style:family="paragraph" style:parent-style-name="Standard">
      <style:paragraph-properties fo:text-align="start" style:justify-single-word="false"/>
      <style:text-properties fo:font-style="normal" style:text-underline-style="none" fo:font-weight="bold" fo:background-color="transparent" style:font-style-asian="normal" style:font-weight-asian="bold" style:font-style-complex="normal" style:font-weight-complex="bold"/>
    </style:style>
    <style:style style:name="P27" style:family="paragraph" style:parent-style-name="Standard" style:list-style-name="L5">
      <style:text-properties fo:font-style="normal" fo:font-weight="normal" style:font-style-asian="normal" style:font-weight-asian="normal" style:font-style-complex="normal" style:font-weight-complex="normal"/>
    </style:style>
    <style:style style:name="P28" style:family="paragraph" style:parent-style-name="Standard">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text-align="center"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0" style:family="paragraph" style:parent-style-name="Standard" style:list-style-name="L2">
      <style:paragraph-properties fo:text-align="start" style:justify-single-word="false"/>
      <style:text-properties fo:font-style="italic" fo:font-weight="normal" style:font-style-asian="italic" style:font-weight-asian="normal" style:font-style-complex="italic" style:font-weight-complex="normal"/>
    </style:style>
    <style:style style:name="P31" style:family="paragraph" style:parent-style-name="Standard" style:list-style-name="L7">
      <style:paragraph-properties fo:text-align="start" style:justify-single-word="false"/>
      <style:text-properties fo:font-style="italic" fo:font-weight="normal" style:font-style-asian="italic" style:font-weight-asian="normal" style:font-style-complex="italic" style:font-weight-complex="normal"/>
    </style:style>
    <style:style style:name="P32" style:family="paragraph" style:parent-style-name="Standard" style:list-style-name="L3">
      <style:paragraph-properties fo:text-align="start" style:justify-single-word="false"/>
      <style:text-properties fo:font-style="italic" fo:font-weight="bold" fo:background-color="transparent" style:font-style-asian="italic" style:font-weight-asian="bold" style:font-style-complex="italic" style:font-weight-complex="bold"/>
    </style:style>
    <style:style style:name="P33" style:family="paragraph" style:parent-style-name="Standard" style:list-style-name="L3">
      <style:paragraph-properties fo:text-align="start" style:justify-single-word="false"/>
      <style:text-properties fo:font-style="italic" style:text-underline-style="none" fo:font-weight="normal" fo:background-color="transparent" style:font-style-asian="italic" style:font-weight-asian="normal" style:font-style-complex="italic" style:font-weight-complex="normal"/>
    </style:style>
    <style:style style:name="P34" style:family="paragraph" style:parent-style-name="Standard" style:list-style-name="L5"/>
    <style:style style:name="P35" style:family="paragraph" style:parent-style-name="Standard">
      <style:paragraph-properties fo:text-align="start" style:justify-single-word="false"/>
    </style:style>
    <style:style style:name="P36" style:family="paragraph" style:parent-style-name="Standard">
      <style:paragraph-properties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fo:break-before="pag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none"/>
    </style:style>
    <style:style style:name="T6" style:family="text">
      <style:text-properties fo:font-style="normal" style:text-underline-style="none" fo:font-weight="normal" style:font-style-asian="normal" style:font-weight-asian="normal" style:font-style-complex="normal" style:font-weight-complex="normal"/>
    </style:style>
    <style:style style:name="T7" style:family="text">
      <style:text-properties fo:font-style="normal" style:text-underline-style="none"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fo:font-size="12pt" style:font-size-asian="12pt" style:font-size-complex="12pt"/>
    </style:style>
    <style:style style:name="T11" style:family="text">
      <style:text-properties fo:background-color="#ffff00"/>
    </style:style>
    <style:style style:name="T12" style:family="text">
      <style:text-properties fo:background-color="transparent"/>
    </style:style>
    <style:style style:name="T13"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Badanie efektów wielowymiarowych dla prostego AE</text:p>
      <text:p text:style-name="P1">Algorytmy Heurystyczne</text:p>
      <text:p text:style-name="P1"/>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Autorzy:</text:p>
      <text:p text:style-name="P6">Andrzej Fiedukowicz</text:p>
      <text:p text:style-name="P6">Maciej Grzybek</text:p>
      <text:p text:style-name="P6"/>
      <text:p text:style-name="P3">Opiekun projektu:</text:p>
      <text:p text:style-name="P6">prof. dr hab. inż. <text:s/>Jarosław Arabas</text:p>
      <text:p text:style-name="P35"><text:soft-page-break/><text:span text:style-name="T13">Cel projektu</text:span></text:p>
      <text:p text:style-name="P8"><text:tab/>Celem projektu było zbadanie pewnych właściwości algorytmów ewolucyjnych w przypadku przeszukiwania za ich pomocą przestrzeni wielowymiarowych – w szczególności:</text:p>
      <text:list xml:id="list20725934051" text:style-name="L1">
        <text:list-item>
          <text:p text:style-name="P13">zachowana różnorodności populacji</text:p>
        </text:list-item>
        <text:list-item>
          <text:p text:style-name="P13">średniej odległości osobników w populacji od centrum eksploatowanego obszaru przeszukiwań</text:p>
        </text:list-item>
        <text:list-item>
          <text:p text:style-name="P18">możliwości przejścia siodła</text:p>
        </text:list-item>
        <text:list-item>
          <text:p text:style-name="P18">wpływ rozległości obszaru o podwyższonej wartości funkcji celu na prawdopodobieństwo skupienia się na nim populacji algorytmu ewolucyjnego – <text:span text:style-name="T2">survival of the flattest.</text:span></text:p>
        </text:list-item>
      </text:list>
      <text:p text:style-name="P4"/>
      <text:p text:style-name="P4">Zakres badań:</text:p>
      <text:p text:style-name="P8"><text:tab/>W ramach projektu postanowiono skoncentrować uwagę na zagadnieniu możliwości przejścia siodła w szczególności w zależności od liczby wymiarów – badanie 1.</text:p>
      <text:p text:style-name="P4"><text:span text:style-name="T1"><text:tab/>W drugiej kolejności przebadano zjawisko </text:span><text:span text:style-name="T3">survival of the flattest </text:span><text:span text:style-name="T6">w kontekście jednowymiarowej przestrzeni przeszukiwań starając się ustalić zależność między wysokością a szerokością obszaru o podwyższonej wartości funkcji celu, dla którego następuje przejście preferencji na obszar o niższej wartości ale większej rozległości – badanie 2.</text:span></text:p>
      <text:p text:style-name="P22"/>
      <text:p text:style-name="P29"/>
      <text:p text:style-name="P37">Badanie 1</text:p>
      <text:p text:style-name="P2"><text:span text:style-name="T9">Badanie możliwości przejścia siodła w zależności od wymiarowości przestrzeni przeszukiwań.</text:span><text:span text:style-name="T6"><text:line-break/></text:span></text:p>
      <text:p text:style-name="P25">Poszukiwana zależność:</text:p>
      <text:p text:style-name="P22"><text:tab/>W ramach tego badania poszukiwano zależności maksymalnej odległości między maksimami lokalnymi dla której następuje przejście siodła od ilości wymiarów przestrzeni przeszukiwań.</text:p>
      <text:p text:style-name="P22"/>
      <text:p text:style-name="P25">Oznaczenia:</text:p>
      <text:list xml:id="list1088846378" text:style-name="L7">
        <text:list-item>
          <text:p text:style-name="P31"><text:span text:style-name="T5">EX – </text:span><text:span text:style-name="T7">wartość oczekiwana osobników populacji czyli średnie położenie osobnika w populacji <text:s text:c="3"/>- oznacza średnią ze wszystkich osobników po wszystkich współrzędnych. Dla celów badania często istotną jest jedynie pierwsza współrzędna średniego osobnika stąd dodatkowo wprowadzono oznaczenie </text:span><text:span text:style-name="T5">EX1</text:span><text:span text:style-name="T7"> dla tej wartości.</text:span></text:p>
        </text:list-item>
        <text:list-item>
          <text:p text:style-name="P31"><text:span text:style-name="T5">N</text:span><text:span text:style-name="T7"> – liczba wymiarów przestrzeni przeszukiwań.</text:span></text:p>
        </text:list-item>
        <text:list-item>
          <text:p text:style-name="P31"><text:span text:style-name="T5">m</text:span><text:span text:style-name="T7"> – odległość między maksimami lokalnymi.</text:span></text:p>
        </text:list-item>
        <text:list-item>
          <text:p text:style-name="P31"><text:span text:style-name="T5">gauss(x, y) – </text:span><text:span text:style-name="T7">funkcja gaussa o macierzy kowariancji </text:span><text:span text:style-name="T5">xI</text:span><text:span text:style-name="T7"> oraz wartości oczekiwanej danej wektorem y. Zastosowano również funkcję </text:span><text:span text:style-name="T5">gaussS(u,v) </text:span><text:span text:style-name="T7">gdzie macierz kowariancji wynosi </text:span><text:span text:style-name="T5">uI </text:span><text:span text:style-name="T7">a wartość oczekiwana wynosi [</text:span><text:span text:style-name="T5">v, </text:span><text:span text:style-name="T7">0...] (wektor wielkości </text:span><text:span text:style-name="T5">N </text:span><text:span text:style-name="T7">o pierwszej wartości równej </text:span><text:span text:style-name="T5">v </text:span><text:span text:style-name="T7">i kolejnych równych </text:span><text:span text:style-name="T5">0.</text:span></text:p>
        </text:list-item>
      </text:list>
      <text:p text:style-name="P22"/>
      <text:p text:style-name="P25">Dane dla badania:</text:p>
      <text:p text:style-name="P25"/>
      <table:table table:name="Tabela1" table:style-name="Tabela1">
        <table:table-column table:style-name="Tabela1.A"/>
        <table:table-column table:style-name="Tabela1.B"/>
        <table:table-row>
          <table:table-cell table:style-name="Tabela1.A1" office:value-type="string">
            <text:p text:style-name="P11">Dana</text:p>
          </table:table-cell>
          <table:table-cell table:style-name="Tabela1.B1" office:value-type="string">
            <text:p text:style-name="P11">Wartość</text:p>
          </table:table-cell>
        </table:table-row>
        <table:table-row>
          <table:table-cell table:style-name="Tabela1.A2" office:value-type="string">
            <text:p text:style-name="P9">Wariancja mutacji</text:p>
          </table:table-cell>
          <table:table-cell table:style-name="Tabela1.B2" office:value-type="string">
            <text:p text:style-name="P9">1.0</text:p>
          </table:table-cell>
        </table:table-row>
        <table:table-row>
          <table:table-cell table:style-name="Tabela1.A2" office:value-type="string">
            <text:p text:style-name="P9">Wielkość populacji</text:p>
          </table:table-cell>
          <table:table-cell table:style-name="Tabela1.B2" office:value-type="string">
            <text:p text:style-name="P9">400</text:p>
          </table:table-cell>
        </table:table-row>
        <table:table-row>
          <table:table-cell table:style-name="Tabela1.A2" office:value-type="string">
            <text:p text:style-name="P9">Współczynnik krzyżowania </text:p>
          </table:table-cell>
          <table:table-cell table:style-name="Tabela1.B2" office:value-type="string">
            <text:p text:style-name="P9">3.0</text:p>
          </table:table-cell>
        </table:table-row>
        <table:table-row>
          <table:table-cell table:style-name="Tabela1.A2" office:value-type="string">
            <text:p text:style-name="P9">Współczynnik mutacji</text:p>
          </table:table-cell>
          <table:table-cell table:style-name="Tabela1.B2" office:value-type="string">
            <text:p text:style-name="P9">0.5</text:p>
          </table:table-cell>
        </table:table-row>
        <table:table-row>
          <table:table-cell table:style-name="Tabela1.A2" office:value-type="string">
            <text:p text:style-name="P9">Liczba wymiarów</text:p>
          </table:table-cell>
          <table:table-cell table:style-name="Tabela1.B2" office:value-type="string">
            <text:p text:style-name="P10">N</text:p>
          </table:table-cell>
        </table:table-row>
        <table:table-row>
          <table:table-cell table:style-name="Tabela1.A2" office:value-type="string">
            <text:p text:style-name="P9">Funkcja celu</text:p>
          </table:table-cell>
          <table:table-cell table:style-name="Tabela1.B2" office:value-type="string">
            <text:p text:style-name="P10">100 * gaussS(1.0, -2.0) + 200 * gaussS(1.0, -2.0 + m)</text:p>
          </table:table-cell>
        </table:table-row>
        <table:table-row>
          <table:table-cell table:style-name="Tabela1.A2" office:value-type="string">
            <text:p text:style-name="P9">Ilość pokoleń w próbie</text:p>
          </table:table-cell>
          <table:table-cell table:style-name="Tabela1.B2" office:value-type="string">
            <text:p text:style-name="P9">1000</text:p>
          </table:table-cell>
        </table:table-row>
        <table:table-row>
          <table:table-cell table:style-name="Tabela1.A2" office:value-type="string">
            <text:p text:style-name="P9">Ilość pokoleń użyta do wygładzania</text:p>
          </table:table-cell>
          <table:table-cell table:style-name="Tabela1.B2" office:value-type="string">
            <text:p text:style-name="P9">25</text:p>
          </table:table-cell>
        </table:table-row>
        <table:table-row>
          <table:table-cell table:style-name="Tabela1.A2" office:value-type="string">
            <text:p text:style-name="P9">Punkt początkowy populacji</text:p>
          </table:table-cell>
          <table:table-cell table:style-name="Tabela1.B2" office:value-type="string">
            <text:p text:style-name="P9">[-2, 0...]</text:p>
          </table:table-cell>
        </table:table-row>
      </table:table>
      <text:p text:style-name="P22"/>
      <text:p text:style-name="P25">Przebadany zakres zmiennych:</text:p>
      <text:list xml:id="list1120830401" text:style-name="L2">
        <text:list-item>
          <text:p text:style-name="P30"><text:span text:style-name="T7">dla każdego </text:span><text:span text:style-name="T5">N </text:span><text:span text:style-name="T7">od 3 do 30, każda wartość </text:span><text:span text:style-name="T5">m</text:span><text:span text:style-name="T7"> od 0.1 do 4.0 z rozdzielczością 0.1.</text:span></text:p>
        </text:list-item>
        <text:list-item>
          <text:p text:style-name="P30"><text:span text:style-name="T7">dla </text:span><text:span text:style-name="T5">N </text:span><text:span text:style-name="T7">= { 1, 2 }, każda wartość </text:span><text:span text:style-name="T5">m</text:span><text:span text:style-name="T7"> od 0.1 do 5.5 z rozdzielczością 0.1.</text:span></text:p>
        </text:list-item>
      </text:list>
      <text:p text:style-name="P23"/>
      <text:p text:style-name="P26">Wpływ stałych na rezultaty badania:</text:p>
      <text:list xml:id="list1571221481" text:style-name="L3">
        <text:list-item>
          <text:p text:style-name="P33">Wariancja mutacji = 1.0</text:p>
          <text:list>
            <text:list-header>
              <text:p text:style-name="P32"><text:span text:style-name="T6">Ustawienie tej wartości jako stałej budzi największe wątpliwości. Można bowiem domniemywać że badana wartość (maksymalna odległość między maksimami lokalnymi dla których następuje przejście siodła) jest ściśle zależna od wariancji mutacji, determinuje ona bowiem odległość na jaką może „skoczyć” pionier.</text:span></text:p>
              <text:p text:style-name="P32"><text:span text:style-name="T6">Wydaje się, że naturalnym podejściem było by zbadanie momentu skoku w funkcji dwóch wartości – odległości między maksimami lokalnymi oraz wariancji mutacji, jednak duży czas wymagany na przeprowadzenie tego rodzaju obliczeń uniemożliwił wykonanie ich w terminie.</text:span></text:p>
              <text:p text:style-name="P32"><text:soft-page-break/><text:span text:style-name="T6">Wartość 1.0 została wybrana arbitralnie.</text:span></text:p>
            </text:list-header>
          </text:list>
        </text:list-item>
        <text:list-item>
          <text:p text:style-name="P33">Wielkość populacji = 400</text:p>
          <text:list>
            <text:list-header>
              <text:p text:style-name="P24">Wielkość populacji ma marginalny wpływ na wyniki eksperymentu. Jej powiększanie sprawiało by jedynie że efekty działania algorytmu były by coraz bardziej zbliżone do efektów zgodnych ze statystyką, natomiast mniejsza populacja pozwala na pojawianie się odchyłów od tych wartości. Ponadto wielkość populacji powinna być dobrana tak, by zdarzenia istotne z punktu widzenia pojedynczych osobników (np. gdy pojawienie się choćby jednego osobnika za siodłem może zmienić wynik eksperymentu ze względu na ostrą preferencję dla osobników o wyższej wartości funkcji celu) mogły się wydarzyć w przeciągu niewielkiej ilości pokoleń (np. gdy prawdopodobieństwo wyżej wspomnianego zdarzenia przeskoczenia jednego osobnika przez siodło wynosi 1/1000 to wielkość populacji powinna zapewne być liczona w przynajmniej setkach – a na pewno nie powinna być rzędy wielkości mniejsza).</text:p>
            </text:list-header>
          </text:list>
        </text:list-item>
        <text:list-item>
          <text:p text:style-name="P33">Współczynnik krzyżowania = 3.0</text:p>
          <text:list>
            <text:list-header>
              <text:p text:style-name="P24">Współczynnik krzyżowania wyznacza ilość nowych osobników tworzonych na początku każdego pokolenia. Większy współczynnik krzyżowania oznacza więcej osobników poddawanych mutacji w stosunku do przeżywających a więc szybszą eksploracje przestrzeni przeszukiwań. Współczynnik ten jest jednak relatywnie bez znaczenia dla badanego zjawiska – może jedynie zmieniać ilość pokoleń potrzebną do przejścia siodła.</text:p>
            </text:list-header>
          </text:list>
        </text:list-item>
        <text:list-item>
          <text:p text:style-name="P33">Współczynnik mutacji = 0.5</text:p>
          <text:list>
            <text:list-header>
              <text:p text:style-name="P32"><text:span text:style-name="T6">Współczynnik ten określa jaki odsetek populacji po fazie reprodukcji jest poddawany mutacji. Wartość 0.5 zapewnia względną stabilność populacji wokół eksploatowanego </text:span><text:span text:style-name="T6">punktu przestrzeni przeszukiwań przy jednoczesnym zachowaniu wysokiego prawdopodobieństwa wysłania pioniera w okolice innego maksimum lokalnego. Zbyt duże obniżenie tej wartości może negatywnie wpłynąć na możliwości przekraczania siodeł (za mała siła przyciągania małej ilości osobników po drugiej stronie siodła) natomiast podniesienie tej wartości może spowalniać eksploatację.</text:span></text:p>
            </text:list-header>
          </text:list>
        </text:list-item>
        <text:list-item>
          <text:p text:style-name="P33">Ilość pokoleń w próbie = 1000</text:p>
          <text:list>
            <text:list-header>
              <text:p text:style-name="P24">Wartość wyznaczona empirycznie, mająca być wystarczającą przy pozostałych parametrach by sprawdzić czy przejście siodła jest w ogóle prawdopodobne. Jeśli wartość ta jest zbyt mała możliwe jest, że siodło nie zostanie pokonane, mimo że w większej ilości pokoleń było by to wysoce prawdopodobne. Ilość pokoleń jak i wielkość populacji mają szczególnie duże znaczenie przy dużej ilości wymiarów gdzie prawdopodobieństwa przesunięcia osobników we właściwym kierunku w wyniku mutacji stają się bardzo niskie.</text:p>
            </text:list-header>
          </text:list>
        </text:list-item>
        <text:list-item>
          <text:p text:style-name="P33">Ilość pokoleń użyta do wygładzania = 25</text:p>
          <text:list>
            <text:list-header>
              <text:p text:style-name="P24">Wartość ta określa z ilu ostatnich pokoleń eksperymentu wyliczane są średnie. Pozwala to zapobiegać fluktuacją w zależności od wyników generatora liczb pseudolosowych w ostatnim pokoleniu. Jest to szczególnie istotne dla małej ilości wymiarów. Wartość dobrana empirycznie, pozostająca bez istotnego wpływu na rezultaty tak długo jak długo w obrębie tych ostatnich pokoleń populacja będzie stabilna.</text:p>
            </text:list-header>
          </text:list>
        </text:list-item>
        <text:list-item>
          <text:p text:style-name="P33">Punkt początkowy populacji = [-2.0, 0.0...]</text:p>
          <text:list>
            <text:list-header>
              <text:p text:style-name="P24">Punkt początkowy dobrano tak, by odnalezienie pierwszego maksimum lokalnego nie stanowiło dla AE niepotrzebnego problemu – nie stanowi to elementu badanego problemu a oddalenie punktu startowego od tego punktu powodowało by, że pewna ilość początkowych pokoleń była by poświęcana wyłącznie na odnalezienie pierwszego maksimum lokalnego – przy wielu wymiarach może to trwać nawet setki pokoleń stąd znacznie szybciej jest wystartować populację na pierwszym szczycie.</text:p>
            </text:list-header>
          </text:list>
        </text:list-item>
        <text:list-item>
          <text:p text:style-name="P33">Współczynniki przy funkcjach gaussa = { 100.0, 200.0 }</text:p>
          <text:list>
            <text:list-header>
              <text:p text:style-name="P24">Dobranie takich współczynników zapewnia, że dalsze od punktu początkowego maksimum lokalne ma zawsze wartość dwa razy wyższą niż pierwsze. Dzięki temu, <text:soft-page-break/>mamy pewność, że pożądanym zachowaniem jest przejście siodła i dojście w okolice drugiego – zawsze większego – maksimum lokalnego.</text:p>
              <text:p text:style-name="P24">Dodanie współczynnika 100.0 do obu wysokości ułatwiło odczyt wyników przez ich sprowadzenie do mniejszych wartości bezwzględnych wykładników w notacji naukowej.</text:p>
            </text:list-header>
          </text:list>
        </text:list-item>
      </text:list>
      <text:p text:style-name="P23"/>
      <text:p text:style-name="P21">Operatory AE</text:p>
      <text:list xml:id="list1668444161" text:style-name="L4">
        <text:list-item>
          <text:p text:style-name="P14"><text:span text:style-name="T12">Krzyżowanie – krzyżowanie pole</text:span>ga na wybraniu średniej z dwóch osobników rodziców wybieranych loteryjne (patrz Selekcja).</text:p>
        </text:list-item>
        <text:list-item>
          <text:p text:style-name="P14">Mutacja – mutacja polega na dodaniu do wartości osobnika na każdej współrzędnej losowej wartości o rozkładzie normalnym i stałej wariancji mutacji (1.0).</text:p>
        </text:list-item>
        <text:list-item>
          <text:p text:style-name="P14">Selekcja – selekcja odbywa się metodą loteryjną, osobniki sortowane są wg wartości funkcji celu a następnie przydzielane są im losy tak, że najsłabszy osobnik dostaje jeden los a każdy kolejny o jeden los więcej od poprzednika. Następnie losowanych jest z powtórzeniami, z rozkładem jednostajnym tyle losów ile wynosi stała wielkość populacji (400). Osobniki których losy były wygrywające trafiają do kolejnego pokolenia.</text:p>
        </text:list-item>
      </text:list>
      <text:p text:style-name="P7"/>
      <text:p text:style-name="P17"/>
      <text:p text:style-name="P17"/>
      <text:p text:style-name="P17">Podstawowe problemy</text:p>
      <text:list xml:id="list54439699" text:style-name="L5">
        <text:list-item>
          <text:p text:style-name="P15">Ocena przejścia siodła – podobnie jak w wielu innych problemach, tak i tutaj ocena kiedy nastąpiło przejście siodła a kiedy populacja zatrzymała się na pierwszej górce jest dla człowieka rzeczą intuicyjną, jednak dla celów badań należało przyjąć jakieś kryterium przekroczenia siodła. Przetestowano następujące warianty:</text:p>
          <text:list>
            <text:list-item>
              <text:p text:style-name="P15">Siodło jest przekroczone gdy EX bliżej wyższego wzniesienia niż niższego.</text:p>
            </text:list-item>
            <text:list-item>
              <text:p text:style-name="P15">Obszar między wyższym a niższym wzniesieniem dzielimy na cztery części z czego jedna odpowiada górce niższej, dwie kolejne siodłu a ostatnia górce wyższej. Jeśli EX znajduje się w ostatnim obszarze to siodło jest przekroczone.</text:p>
            </text:list-item>
            <text:list-item>
              <text:p text:style-name="P34"><text:span text:style-name="T1">Badamy kolejne wartości </text:span><text:span text:style-name="T4">EX1</text:span><text:span text:style-name="T1"> dla kolejnych wartości </text:span><text:span text:style-name="T4">m, </text:span><text:span text:style-name="T8">siodło uznajemy za przekroczone dopóki wartości </text:span><text:span text:style-name="T4">EX1 </text:span><text:span text:style-name="T8">są monotoniczne (rosnące). Założenie jakie tu </text:span><text:span text:style-name="T8">przyjęto, że co najmniej pierwsza wartość </text:span><text:span text:style-name="T4">m </text:span><text:span text:style-name="T8">powoduje przejście siodła.</text:span></text:p>
            </text:list-item>
            <text:list-item>
              <text:p text:style-name="P27">Siodło przekroczone dopóki f(EX) &gt; f([-2.0, 0.0...]), czyli dopóki wartość funkcji celu w w punkcie skupienia populacji jest większa niż wartość tejże funkcji na niższym maksimum lokalnym.</text:p>
            </text:list-item>
          </text:list>
        </text:list-item>
        <text:list-item>
          <text:p text:style-name="P27">Określenie zakresu zmienności, dla którego należy przeprowadzić badanie – wartości te wyznaczono przeprowadzając ręcznie kilka losowych symulacji i estymując wyniki eksperymentu (np. fakt, że dla wyższych wymiarów przejście siodła zatrzyma się zapewne dla mniejszych odległości niż dla niższych).</text:p>
          <text:p text:style-name="P27">Ostatecznie ze względu na szybkość obliczeń wybrano dwa oddzielne zasięgi zmienności dla niskich (1, 2) oraz dla wysokich (3+) wymiarowości.</text:p>
        </text:list-item>
      </text:list>
      <text:p text:style-name="Standard"/>
      <text:p text:style-name="Standard"/>
      <text:p text:style-name="P17">Możliwości kontynuacji badania</text:p>
      <text:list xml:id="list335921720" text:style-name="L6">
        <text:list-item>
          <text:p text:style-name="P16">Podstawowym kierunkiem w jakim należało by kontynuować badanie jest wspomniane wyżej określenie momentu zatrzymania przejścia siodła w funkcji odległości między maksimami lokalnymi oraz wariancji mutacji.</text:p>
        </text:list-item>
      </text:list>
      <text:p text:style-name="P28"/>
      <text:p text:style-name="P36"/>
      <text:p text:style-name="P29">Badanie 2</text:p>
      <text:p text:style-name="P2"><text:span text:style-name="T9">Badanie zjawiska survival of the flattest w jednowymiarowej przestrzeni przeszukiwań.</text:span></text:p>
      <text:p text:style-name="P2"><text:span text:style-name="T9"/></text:p>
      <text:p text:style-name="P25">Poszukiwana zależność:</text:p>
      <text:p text:style-name="P22"><text:tab/>W ramach tego badania poszukiwano warunków dla których następuje przejście preferencji populacji na bardziej rozległy choć niższy obszar podwyższonej wartości funkcji cel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04T01:42:16</meta:creation-date>
    <dc:date>2013-02-04T18:39:42</dc:date>
    <meta:editing-duration>PT4H26M43S</meta:editing-duration>
    <meta:editing-cycles>46</meta:editing-cycles>
    <meta:generator>LibreOffice/3.5$Linux_X86_64 LibreOffice_project/350m1$Build-2</meta:generator>
    <meta:document-statistic meta:table-count="1" meta:image-count="0" meta:object-count="0" meta:page-count="6" meta:paragraph-count="87" meta:word-count="1379" meta:character-count="9904" meta:non-whitespace-character-count="8637"/>
  </office:meta>
</office:document-meta>
</file>